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b3c1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cb3c1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cb3c1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cb3c1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cb3c1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cb3c1"/>
    </style:style>
    <style:style style:name="P7" style:family="paragraph" style:parent-style-name="Standard">
      <style:paragraph-properties fo:text-align="start" style:justify-single-word="false"/>
      <style:text-properties officeooo:paragraph-rsid="001cb3c1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cb3c1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cb3c1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cb3c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cb3c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cb3c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cb3c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2142b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f63e6" officeooo:paragraph-rsid="001cb3c1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cb3c1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b7424" officeooo:paragraph-rsid="001cb3c1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02a9f" officeooo:paragraph-rsid="001cb3c1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cb3c1"/>
    </style:style>
    <style:style style:name="T6" style:family="text">
      <style:text-properties style:text-position="0% 100%" officeooo:rsid="001f98d0"/>
    </style:style>
    <style:style style:name="T7" style:family="text">
      <style:text-properties officeooo:rsid="001f98d0"/>
    </style:style>
    <style:style style:name="T8" style:family="text">
      <style:text-properties officeooo:rsid="002047f4"/>
    </style:style>
    <style:style style:name="T9" style:family="text">
      <style:text-properties officeooo:rsid="002211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8652740059589449527" text:style-name="L1">
        <text:list-item>
          <text:p text:style-name="P10">A 7-kg dog is running at a speed of 1<text:span text:style-name="T5">2</text:span>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1826514003154" text:continue-numbering="true" text:style-name="L1">
        <text:list-item>
          <text:p text:style-name="P11">The Flash is running at a relatively leisurely (for him) speed of <text:s/>2<text:span text:style-name="T5">4</text:span>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1826533039027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5">80</text:span>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1826326080711" text:continue-numbering="true" text:style-name="L1">
        <text:list-item>
          <text:p text:style-name="P13">A Meteorite is traveling at 1<text:span text:style-name="T5">3</text:span>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1825518320247" text:continue-numbering="true" text:style-name="L1">
        <text:list-item>
          <text:p text:style-name="P14"><text:s/>Sofia lifts a 5 kg bowling ball a height of 1 meter. <text:s/>She then exerts a horizontal force of <text:span text:style-name="T5">3</text:span>0<text:span text:style-name="T5">0</text:span> N on the bowling ball for a distance of 2.<text:span text:style-name="T5">5</text:span> meters. <text:s/><text:span text:style-name="T8">The mass of a bowling pin is 1.5 kg and the length of a bowling lane is 18.288 m.</text:span></text:p>
          <text:list>
            <text:list-item>
              <text:p text:style-name="P15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1826274460280" text:continue-numbering="true" text:style-name="L1">
        <text:list-item>
          <text:list>
            <text:list-item>
              <text:p text:style-name="P15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71826499577697" text:continue-numbering="true" text:style-name="L1">
        <text:list-item>
          <text:p text:style-name="P16">A regulation basketball has a mass of 0.625 kg. <text:s/>If it has <text:span text:style-name="T5">5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1825119099333" text:continue-numbering="true" text:style-name="L1">
        <text:list-item>
          <text:p text:style-name="P17">A stick of dynamite delivers an energy of approximately 1 MJ. <text:s/>If a rock of mass <text:span text:style-name="T5">6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1825095655093" text:continue-numbering="true" text:style-name="L1">
        <text:list-item>
          <text:p text:style-name="P18">A cement truck is <text:span text:style-name="T9">traveling at a constant speed</text:span> along a frictionless road. <text:s/>As the cement truck travels, a stream of cement is leaking out of the truck. </text:p>
          <text:list>
            <text:list-item>
              <text:p text:style-name="P18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825514837245" text:continue-numbering="true" text:style-name="L1">
        <text:list-item>
          <text:list>
            <text:list-item>
              <text:p text:style-name="P18">Is the kinetic energy of the Cement-Mixer Cement-Stream system increasing, decreasing, or remaining the same? <text:s/>Explain your answer. <text:s/></text:p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9-01-15T07:18:24.850429901" text:date-adjust="PT24H00M00S">01/16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790289</meta:creation-date>
    <meta:editing-duration>PT32M22S</meta:editing-duration>
    <meta:editing-cycles>7</meta:editing-cycles>
    <meta:generator>LibreOffice/5.2.7.2$Linux_X86_64 LibreOffice_project/20$Build-2</meta:generator>
    <dc:date>2019-01-14T07:11:38.306575591</dc:date>
    <meta:print-date>2019-01-15T07:17:46.096483516</meta:print-date>
    <meta:document-statistic meta:table-count="0" meta:image-count="2" meta:object-count="0" meta:page-count="2" meta:paragraph-count="15" meta:word-count="388" meta:character-count="2059" meta:non-whitespace-character-count="1641"/>
  </office:meta>
</office:document-meta>
</file>